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1.265cm"/>
    </style:style>
    <style:style style:name="gr2" style:family="graphic" style:parent-style-name="standard">
      <style:graphic-properties fo:border="solid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3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8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3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56cm"/>
    </style:style>
    <style:style style:name="P1" style:family="paragraph">
      <loext:graphic-properties draw:fill="none" draw:fill-color="#ffffff"/>
      <style:text-properties fo:font-size="13pt" style:font-size-asian="18pt" style:font-size-complex="18pt"/>
    </style:style>
    <style:style style:name="P2" style:family="paragraph">
      <style:paragraph-properties fo:text-align="start"/>
      <style:text-properties fo:font-variant="normal" fo:text-transform="none" style:text-line-through-style="none" style:text-line-through-type="none" fo:font-family="'Liberation Sans'" style:font-family-generic="swiss" style:font-pitch="variable" fo:font-size="12pt" fo:font-style="normal" style:text-underline-style="none" fo:font-weight="normal" fo:background-color="transparent"/>
    </style:style>
    <style:style style:name="P3" style:family="paragraph">
      <loext:graphic-properties draw:fill="none" draw:fill-color="#ffffff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fo:font-size="13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textarea form:name="Comments" form:control-implementation="ooo:com.sun.star.form.component.TextField" xml:id="control1" form:id="control1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_LCDHD_NAME" form:control-implementation="ooo:com.sun.star.form.component.TextField" xml:id="control2" form:id="control2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_LCDHD_SSN" form:control-implementation="ooo:com.sun.star.form.component.TextField" xml:id="control3" form:id="control3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_LCDHD_DOB" form:control-implementation="ooo:com.sun.star.form.component.TextField" xml:id="control4" form:id="control4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_LCDHD_DOB" form:control-implementation="ooo:com.sun.star.form.component.TextField" xml:id="control5" form:id="control5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_LCDHD_BILLING" form:control-implementation="ooo:com.sun.star.form.component.TextField" xml:id="control6" form:id="control6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_LCDHD_FORMDATE" form:control-implementation="ooo:com.sun.star.form.component.TextField" xml:id="control7" form:id="control7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frame draw:style-name="gr1" draw:text-style-name="P1" draw:layer="layout" svg:width="12.573cm" svg:height="11.515cm" svg:x="3.667cm" svg:y="4.81cm">
          <draw:text-box>
            <text:p><text:span text:style-name="T2">This is an example of a fillable PDF form. You should fill this folder with more fillable PDF form templates to make this software useful.</text:span></text:p>
            <text:p><text:span text:style-name="T2"/></text:p>
            <text:p><text:span text:style-name="T2">Your “template” fillable forms should contain some specially-named fields in order to see the “label” magically applied.</text:span></text:p>
            <text:p><text:span text:style-name="T2"/></text:p>
            <text:p><text:span text:style-name="T2">These special field names are:</text:span></text:p>
            <text:p><text:span text:style-name="T2"/></text:p>
            <text:list text:style-name="L1">
              <text:list-item>
                <text:p><text:span text:style-name="T2">_LCDHD_FSW – Assigned Home Visitor Name</text:span></text:p>
              </text:list-item>
              <text:list-item>
                <text:p><text:span text:style-name="T2">_LCDHD_SSN – Patient/Family Identifier (SSN)</text:span></text:p>
              </text:list-item>
              <text:list-item>
                <text:p><text:span text:style-name="T2">_LCDHD_CLID – Clinic ID</text:span></text:p>
              </text:list-item>
              <text:list-item>
                <text:p><text:span text:style-name="T2">_LCDHD_DOB – Patient Date of Birth</text:span></text:p>
              </text:list-item>
              <text:list-item>
                <text:p><text:span text:style-name="T2">_LCDHD_LNAME – Patient Last Name</text:span></text:p>
              </text:list-item>
              <text:list-item>
                <text:p><text:span text:style-name="T2">_LCDHD_FNAME – Patient First Name</text:span></text:p>
              </text:list-item>
              <text:list-item>
                <text:p><text:span text:style-name="T2">_LCDHD_MI – Patient Middle Initial</text:span></text:p>
              </text:list-item>
              <text:list-item>
                <text:p><text:span text:style-name="T2">_LCDHD_BILLING – Billing Code</text:span></text:p>
              </text:list-item>
              <text:list-item>
                <text:p><text:span text:style-name="T2">_LCDHD_NAME – Patient Full Name (Last, First Middle)</text:span></text:p>
              </text:list-item>
              <text:list-item>
                <text:p><text:span text:style-name="T2">_LCDHD_FORMDATE – Date of Form</text:span></text:p>
              </text:list-item>
            </text:list>
            <text:p><text:span text:style-name="T2"/></text:p>
            <text:p><text:span text:style-name="T2"/></text:p>
          </draw:text-box>
        </draw:frame>
        <draw:control draw:style-name="gr2" draw:text-style-name="P2" draw:layer="controls" svg:width="16.891cm" svg:height="6.35cm" svg:x="2.397cm" svg:y="17.764cm" draw:control="control1"/>
        <draw:control draw:style-name="gr2" draw:text-style-name="P2" draw:layer="controls" svg:width="8.509cm" svg:height="0.762cm" svg:x="12.049cm" svg:y="1cm" draw:control="control2"/>
        <draw:frame draw:style-name="gr3" draw:text-style-name="P3" draw:layer="layout" svg:width="2.191cm" svg:height="0.962cm" svg:x="9.89cm" svg:y="0.927cm">
          <draw:text-box>
            <text:p>Name</text:p>
          </draw:text-box>
        </draw:frame>
        <draw:control draw:style-name="gr2" draw:text-style-name="P2" draw:layer="controls" svg:width="8.509cm" svg:height="0.762cm" svg:x="12.049cm" svg:y="1.762cm" draw:control="control3"/>
        <draw:frame draw:style-name="gr4" draw:text-style-name="P3" draw:layer="layout" svg:width="1.806cm" svg:height="0.962cm" svg:x="9.89cm" svg:y="1.635cm">
          <draw:text-box>
            <text:p>SSN</text:p>
          </draw:text-box>
        </draw:frame>
        <draw:control draw:style-name="gr2" draw:text-style-name="P2" draw:layer="controls" svg:width="4.572cm" svg:height="0.762cm" svg:x="12.049cm" svg:y="2.524cm" draw:control="control4"/>
        <draw:frame draw:style-name="gr5" draw:text-style-name="P3" draw:layer="layout" svg:width="3.038cm" svg:height="0.962cm" svg:x="9.001cm" svg:y="2.451cm">
          <draw:text-box>
            <text:p>Birthdate</text:p>
          </draw:text-box>
        </draw:frame>
        <draw:frame draw:style-name="gr6" draw:text-style-name="P3" draw:layer="layout" svg:width="2.187cm" svg:height="0.962cm" svg:x="16.631cm" svg:y="2.451cm">
          <draw:text-box>
            <text:p>Billing</text:p>
          </draw:text-box>
        </draw:frame>
        <draw:control draw:style-name="gr2" draw:text-style-name="P2" draw:layer="controls" svg:width="4.572cm" svg:height="0.762cm" svg:x="12.049cm" svg:y="2.524cm" draw:control="control5"/>
        <draw:control draw:style-name="gr2" draw:text-style-name="P2" draw:layer="controls" svg:width="1.81cm" svg:height="0.762cm" svg:x="18.78cm" svg:y="2.524cm" draw:control="control6"/>
        <draw:control draw:style-name="gr2" draw:text-style-name="P2" draw:layer="controls" svg:width="4.572cm" svg:height="0.762cm" svg:x="14.716cm" svg:y="16.621cm" draw:control="control7"/>
        <draw:frame draw:style-name="gr7" draw:text-style-name="P3" draw:layer="layout" svg:width="4.837cm" svg:height="0.962cm" svg:x="9.763cm" svg:y="16.548cm">
          <draw:text-box>
            <text:p>Date of Service</text:p>
          </draw:text-box>
        </draw:frame>
        <draw:frame draw:style-name="gr8" draw:text-style-name="P3" draw:layer="layout" svg:width="5.756cm" svg:height="0.962cm" svg:x="2.386cm" svg:y="16.621cm">
          <draw:text-box>
            <text:p>Notes / Comment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1T20:58:20.496000000</meta:creation-date>
    <dc:date>2018-03-21T21:53:48.740000000</dc:date>
    <meta:editing-duration>PT13M34S</meta:editing-duration>
    <meta:editing-cycles>7</meta:editing-cycles>
    <meta:generator>LibreOffice/6.0.0.3$Windows_X86_64 LibreOffice_project/64a0f66915f38c6217de274f0aa8e15618924765</meta:generator>
    <meta:document-statistic meta:object-count="14"/>
  </office:meta>
</office:document-meta>
</file>